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2" table:default-cell-style-name="ce6"/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LLFRQ</text:p>
          </table:table-cell>
          <table:table-cell table:style-name="ce2" office:value-type="string" calcext:value-type="string">
            <text:p>No PLL</text:p>
          </table:table-cell>
          <table:table-cell table:style-name="ce2" office:value-type="string" calcext:value-type="string">
            <text:p>PLL</text:p>
          </table:table-cell>
          <table:table-cell table:style-name="ce2" office:value-type="string" calcext:value-type="string">
            <text:p>PLL / 1.5</text:p>
          </table:table-cell>
          <table:table-cell table:style-name="ce2" office:value-type="string" calcext:value-type="string">
            <text:p>PLL / 2</text:p>
          </table:table-cell>
          <table:table-cell table:style-name="Default"/>
        </table:table-row>
        <table:table-row table:style-name="ro1">
          <table:table-cell table:style-name="ce1"/>
          <table:table-cell office:value-type="float" office:value="16000000" calcext:value-type="float">
            <text:p>16,000,000</text:p>
          </table:table-cell>
          <table:table-cell office:value-type="float" office:value="96000000" calcext:value-type="float">
            <text:p>96,000,000</text:p>
          </table:table-cell>
          <table:table-cell table:formula="of:=[.C3]/1.5" office:value-type="float" office:value="64000000" calcext:value-type="float">
            <text:p>64,000,000</text:p>
          </table:table-cell>
          <table:table-cell table:formula="of:=[.C3]/2" office:value-type="float" office:value="48000000" calcext:value-type="float">
            <text:p>48,000,00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CCR4B</text:p>
          </table:table-cell>
          <table:table-cell table:style-name="ce4"/>
          <table:table-cell table:style-name="Default" table:number-columns-repeated="3"/>
          <table:table-cell office:value-type="string" calcext:value-type="string">
            <text:p>Clock dividers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$3]/[.$F6]" office:value-type="string" office:string-value="" calcext:value-type="error">
            <text:p>#DIV/0!</text:p>
          </table:table-cell>
          <table:table-cell table:formula="of:=[.C$3]/[.$F6]" office:value-type="string" office:string-value="" calcext:value-type="error">
            <text:p>#DIV/0!</text:p>
          </table:table-cell>
          <table:table-cell table:formula="of:=[.D$3]/[.$F6]" office:value-type="string" office:string-value="" calcext:value-type="error">
            <text:p>#DIV/0!</text:p>
          </table:table-cell>
          <table:table-cell table:formula="of:=[.E$3]/[.$F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$3]/[.$F7]" office:value-type="float" office:value="16000000" calcext:value-type="float">
            <text:p>16,000,000</text:p>
          </table:table-cell>
          <table:table-cell table:formula="of:=[.C$3]/[.$F7]" office:value-type="float" office:value="96000000" calcext:value-type="float">
            <text:p>96,000,000</text:p>
          </table:table-cell>
          <table:table-cell table:formula="of:=[.D$3]/[.$F7]" office:value-type="float" office:value="64000000" calcext:value-type="float">
            <text:p>64,000,000</text:p>
          </table:table-cell>
          <table:table-cell table:formula="of:=[.E$3]/[.$F7]" office:value-type="float" office:value="48000000" calcext:value-type="float">
            <text:p>48,0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$3]/[.$F8]" office:value-type="float" office:value="8000000" calcext:value-type="float">
            <text:p>8,000,000</text:p>
          </table:table-cell>
          <table:table-cell table:formula="of:=[.C$3]/[.$F8]" office:value-type="float" office:value="48000000" calcext:value-type="float">
            <text:p>48,000,000</text:p>
          </table:table-cell>
          <table:table-cell table:formula="of:=[.D$3]/[.$F8]" office:value-type="float" office:value="32000000" calcext:value-type="float">
            <text:p>32,000,000</text:p>
          </table:table-cell>
          <table:table-cell table:formula="of:=[.E$3]/[.$F8]" office:value-type="float" office:value="24000000" calcext:value-type="float">
            <text:p>24,000,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$3]/[.$F9]" office:value-type="float" office:value="4000000" calcext:value-type="float">
            <text:p>4,000,000</text:p>
          </table:table-cell>
          <table:table-cell table:formula="of:=[.C$3]/[.$F9]" office:value-type="float" office:value="24000000" calcext:value-type="float">
            <text:p>24,000,000</text:p>
          </table:table-cell>
          <table:table-cell table:formula="of:=[.D$3]/[.$F9]" office:value-type="float" office:value="16000000" calcext:value-type="float">
            <text:p>16,000,000</text:p>
          </table:table-cell>
          <table:table-cell table:formula="of:=[.E$3]/[.$F9]" office:value-type="float" office:value="12000000" calcext:value-type="float">
            <text:p>12,000,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$3]/[.$F10]" office:value-type="float" office:value="2000000" calcext:value-type="float">
            <text:p>2,000,000</text:p>
          </table:table-cell>
          <table:table-cell table:formula="of:=[.C$3]/[.$F10]" office:value-type="float" office:value="12000000" calcext:value-type="float">
            <text:p>12,000,000</text:p>
          </table:table-cell>
          <table:table-cell table:formula="of:=[.D$3]/[.$F10]" office:value-type="float" office:value="8000000" calcext:value-type="float">
            <text:p>8,000,000</text:p>
          </table:table-cell>
          <table:table-cell table:formula="of:=[.E$3]/[.$F10]" office:value-type="float" office:value="6000000" calcext:value-type="float">
            <text:p>6,000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B$3]/[.$F11]" office:value-type="float" office:value="1000000" calcext:value-type="float">
            <text:p>1,000,000</text:p>
          </table:table-cell>
          <table:table-cell table:formula="of:=[.C$3]/[.$F11]" office:value-type="float" office:value="6000000" calcext:value-type="float">
            <text:p>6,000,000</text:p>
          </table:table-cell>
          <table:table-cell table:formula="of:=[.D$3]/[.$F11]" office:value-type="float" office:value="4000000" calcext:value-type="float">
            <text:p>4,000,000</text:p>
          </table:table-cell>
          <table:table-cell table:formula="of:=[.E$3]/[.$F11]" office:value-type="float" office:value="3000000" calcext:value-type="float">
            <text:p>3,000,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B$3]/[.$F12]" office:value-type="float" office:value="500000" calcext:value-type="float">
            <text:p>500,000</text:p>
          </table:table-cell>
          <table:table-cell table:formula="of:=[.C$3]/[.$F12]" office:value-type="float" office:value="3000000" calcext:value-type="float">
            <text:p>3,000,000</text:p>
          </table:table-cell>
          <table:table-cell table:formula="of:=[.D$3]/[.$F12]" office:value-type="float" office:value="2000000" calcext:value-type="float">
            <text:p>2,000,000</text:p>
          </table:table-cell>
          <table:table-cell table:formula="of:=[.E$3]/[.$F12]" office:value-type="float" office:value="1500000" calcext:value-type="float">
            <text:p>1,500,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$3]/[.$F13]" office:value-type="float" office:value="250000" calcext:value-type="float">
            <text:p>250,000</text:p>
          </table:table-cell>
          <table:table-cell table:formula="of:=[.C$3]/[.$F13]" office:value-type="float" office:value="1500000" calcext:value-type="float">
            <text:p>1,500,000</text:p>
          </table:table-cell>
          <table:table-cell table:formula="of:=[.D$3]/[.$F13]" office:value-type="float" office:value="1000000" calcext:value-type="float">
            <text:p>1,000,000</text:p>
          </table:table-cell>
          <table:table-cell table:formula="of:=[.E$3]/[.$F13]" office:value-type="float" office:value="750000" calcext:value-type="float">
            <text:p>750,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B$3]/[.$F14]" office:value-type="float" office:value="125000" calcext:value-type="float">
            <text:p>125,000</text:p>
          </table:table-cell>
          <table:table-cell table:formula="of:=[.C$3]/[.$F14]" office:value-type="float" office:value="750000" calcext:value-type="float">
            <text:p>750,000</text:p>
          </table:table-cell>
          <table:table-cell table:formula="of:=[.D$3]/[.$F14]" office:value-type="float" office:value="500000" calcext:value-type="float">
            <text:p>500,000</text:p>
          </table:table-cell>
          <table:table-cell table:formula="of:=[.E$3]/[.$F14]" office:value-type="float" office:value="375000" calcext:value-type="float">
            <text:p>375,0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$3]/[.$F15]" office:value-type="float" office:value="62500" calcext:value-type="float">
            <text:p>62,500</text:p>
          </table:table-cell>
          <table:table-cell table:formula="of:=[.C$3]/[.$F15]" office:value-type="float" office:value="375000" calcext:value-type="float">
            <text:p>375,000</text:p>
          </table:table-cell>
          <table:table-cell table:formula="of:=[.D$3]/[.$F15]" office:value-type="float" office:value="250000" calcext:value-type="float">
            <text:p>250,000</text:p>
          </table:table-cell>
          <table:table-cell table:formula="of:=[.E$3]/[.$F15]" office:value-type="float" office:value="187500" calcext:value-type="float">
            <text:p>187,5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[.B$3]/[.$F16]" office:value-type="float" office:value="31250" calcext:value-type="float">
            <text:p>31,250</text:p>
          </table:table-cell>
          <table:table-cell table:formula="of:=[.C$3]/[.$F16]" office:value-type="float" office:value="187500" calcext:value-type="float">
            <text:p>187,500</text:p>
          </table:table-cell>
          <table:table-cell table:formula="of:=[.D$3]/[.$F16]" office:value-type="float" office:value="125000" calcext:value-type="float">
            <text:p>125,000</text:p>
          </table:table-cell>
          <table:table-cell table:formula="of:=[.E$3]/[.$F16]" office:value-type="float" office:value="93750" calcext:value-type="float">
            <text:p>93,75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[.B$3]/[.$F17]" office:value-type="float" office:value="15625" calcext:value-type="float">
            <text:p>15,625</text:p>
          </table:table-cell>
          <table:table-cell table:formula="of:=[.C$3]/[.$F17]" office:value-type="float" office:value="93750" calcext:value-type="float">
            <text:p>93,750</text:p>
          </table:table-cell>
          <table:table-cell table:formula="of:=[.D$3]/[.$F17]" office:value-type="float" office:value="62500" calcext:value-type="float">
            <text:p>62,500</text:p>
          </table:table-cell>
          <table:table-cell table:formula="of:=[.E$3]/[.$F17]" office:value-type="float" office:value="46875" calcext:value-type="float">
            <text:p>46,87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[.B$3]/[.$F18]" office:value-type="float" office:value="7812.5" calcext:value-type="float">
            <text:p>7,813</text:p>
          </table:table-cell>
          <table:table-cell table:formula="of:=[.C$3]/[.$F18]" office:value-type="float" office:value="46875" calcext:value-type="float">
            <text:p>46,875</text:p>
          </table:table-cell>
          <table:table-cell table:formula="of:=[.D$3]/[.$F18]" office:value-type="float" office:value="31250" calcext:value-type="float">
            <text:p>31,250</text:p>
          </table:table-cell>
          <table:table-cell table:formula="of:=[.E$3]/[.$F18]" office:value-type="float" office:value="23437.5" calcext:value-type="float">
            <text:p>23,43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$3]/[.$F19]" office:value-type="float" office:value="3906.25" calcext:value-type="float">
            <text:p>3,906</text:p>
          </table:table-cell>
          <table:table-cell table:formula="of:=[.C$3]/[.$F19]" office:value-type="float" office:value="23437.5" calcext:value-type="float">
            <text:p>23,438</text:p>
          </table:table-cell>
          <table:table-cell table:formula="of:=[.D$3]/[.$F19]" office:value-type="float" office:value="15625" calcext:value-type="float">
            <text:p>15,625</text:p>
          </table:table-cell>
          <table:table-cell table:formula="of:=[.E$3]/[.$F19]" office:value-type="float" office:value="11718.75" calcext:value-type="float">
            <text:p>11,719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[.B$3]/[.$F20]" office:value-type="float" office:value="1953.125" calcext:value-type="float">
            <text:p>1,953</text:p>
          </table:table-cell>
          <table:table-cell table:formula="of:=[.C$3]/[.$F20]" office:value-type="float" office:value="11718.75" calcext:value-type="float">
            <text:p>11,719</text:p>
          </table:table-cell>
          <table:table-cell table:formula="of:=[.D$3]/[.$F20]" office:value-type="float" office:value="7812.5" calcext:value-type="float">
            <text:p>7,813</text:p>
          </table:table-cell>
          <table:table-cell table:formula="of:=[.E$3]/[.$F20]" office:value-type="float" office:value="5859.375" calcext:value-type="float">
            <text:p>5,859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$3]/[.$F21]" office:value-type="float" office:value="976.5625" calcext:value-type="float">
            <text:p>977</text:p>
          </table:table-cell>
          <table:table-cell table:formula="of:=[.C$3]/[.$F21]" office:value-type="float" office:value="5859.375" calcext:value-type="float">
            <text:p>5,859</text:p>
          </table:table-cell>
          <table:table-cell table:formula="of:=[.D$3]/[.$F21]" office:value-type="float" office:value="3906.25" calcext:value-type="float">
            <text:p>3,906</text:p>
          </table:table-cell>
          <table:table-cell table:formula="of:=[.E$3]/[.$F21]" office:value-type="float" office:value="2929.6875" calcext:value-type="float">
            <text:p>2,930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Clock dividers</text:p>
          </table:table-cell>
        </table:table-row>
        <table:table-row table:style-name="ro1">
          <table:table-cell table:style-name="ce1" office:value-type="string" calcext:value-type="string">
            <text:p>OCR4C</text:p>
          </table:table-cell>
          <table:table-cell table:formula="of:=[.B6]/([.$A$26]+1)" office:value-type="string" office:string-value="" calcext:value-type="error">
            <text:p>#DIV/0!</text:p>
          </table:table-cell>
          <table:table-cell table:formula="of:=[.C6]/([.$A$26]+1)" office:value-type="string" office:string-value="" calcext:value-type="error">
            <text:p>#DIV/0!</text:p>
          </table:table-cell>
          <table:table-cell table:formula="of:=[.D6]/([.$A$26]+1)" office:value-type="string" office:string-value="" calcext:value-type="error">
            <text:p>#DIV/0!</text:p>
          </table:table-cell>
          <table:table-cell table:formula="of:=[.E6]/([.$A$26]+1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formula="of:=[.B7]/([.$A$26]+1)" office:value-type="float" office:value="62500" calcext:value-type="float">
            <text:p>62,500</text:p>
          </table:table-cell>
          <table:table-cell table:formula="of:=[.C7]/([.$A$26]+1)" office:value-type="float" office:value="375000" calcext:value-type="float">
            <text:p>375,000</text:p>
          </table:table-cell>
          <table:table-cell table:formula="of:=[.D7]/([.$A$26]+1)" office:value-type="float" office:value="250000" calcext:value-type="float">
            <text:p>250,000</text:p>
          </table:table-cell>
          <table:table-cell table:formula="of:=[.E7]/([.$A$26]+1)" office:value-type="float" office:value="187500" calcext:value-type="float">
            <text:p>187,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8]/([.$A$26]+1)" office:value-type="float" office:value="31250" calcext:value-type="float">
            <text:p>31,250</text:p>
          </table:table-cell>
          <table:table-cell table:formula="of:=[.C8]/([.$A$26]+1)" office:value-type="float" office:value="187500" calcext:value-type="float">
            <text:p>187,500</text:p>
          </table:table-cell>
          <table:table-cell table:formula="of:=[.D8]/([.$A$26]+1)" office:value-type="float" office:value="125000" calcext:value-type="float">
            <text:p>125,000</text:p>
          </table:table-cell>
          <table:table-cell table:formula="of:=[.E8]/([.$A$26]+1)" office:value-type="float" office:value="93750" calcext:value-type="float">
            <text:p>93,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9]/([.$A$26]+1)" office:value-type="float" office:value="15625" calcext:value-type="float">
            <text:p>15,625</text:p>
          </table:table-cell>
          <table:table-cell table:formula="of:=[.C9]/([.$A$26]+1)" office:value-type="float" office:value="93750" calcext:value-type="float">
            <text:p>93,750</text:p>
          </table:table-cell>
          <table:table-cell table:formula="of:=[.D9]/([.$A$26]+1)" office:value-type="float" office:value="62500" calcext:value-type="float">
            <text:p>62,500</text:p>
          </table:table-cell>
          <table:table-cell table:formula="of:=[.E9]/([.$A$26]+1)" office:value-type="float" office:value="46875" calcext:value-type="float">
            <text:p>46,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0]/([.$A$26]+1)" office:value-type="float" office:value="7812.5" calcext:value-type="float">
            <text:p>7,813</text:p>
          </table:table-cell>
          <table:table-cell table:formula="of:=[.C10]/([.$A$26]+1)" office:value-type="float" office:value="46875" calcext:value-type="float">
            <text:p>46,875</text:p>
          </table:table-cell>
          <table:table-cell table:formula="of:=[.D10]/([.$A$26]+1)" office:value-type="float" office:value="31250" calcext:value-type="float">
            <text:p>31,250</text:p>
          </table:table-cell>
          <table:table-cell table:formula="of:=[.E10]/([.$A$26]+1)" office:value-type="float" office:value="23437.5" calcext:value-type="float">
            <text:p>23,4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1]/([.$A$26]+1)" office:value-type="float" office:value="3906.25" calcext:value-type="float">
            <text:p>3,906</text:p>
          </table:table-cell>
          <table:table-cell table:formula="of:=[.C11]/([.$A$26]+1)" office:value-type="float" office:value="23437.5" calcext:value-type="float">
            <text:p>23,438</text:p>
          </table:table-cell>
          <table:table-cell table:formula="of:=[.D11]/([.$A$26]+1)" office:value-type="float" office:value="15625" calcext:value-type="float">
            <text:p>15,625</text:p>
          </table:table-cell>
          <table:table-cell table:formula="of:=[.E11]/([.$A$26]+1)" office:value-type="float" office:value="11718.75" calcext:value-type="float">
            <text:p>11,7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12]/([.$A$26]+1)" office:value-type="float" office:value="1953.125" calcext:value-type="float">
            <text:p>1,953</text:p>
          </table:table-cell>
          <table:table-cell table:formula="of:=[.C12]/([.$A$26]+1)" office:value-type="float" office:value="11718.75" calcext:value-type="float">
            <text:p>11,719</text:p>
          </table:table-cell>
          <table:table-cell table:formula="of:=[.D12]/([.$A$26]+1)" office:value-type="float" office:value="7812.5" calcext:value-type="float">
            <text:p>7,813</text:p>
          </table:table-cell>
          <table:table-cell table:formula="of:=[.E12]/([.$A$26]+1)" office:value-type="float" office:value="5859.375" calcext:value-type="float">
            <text:p>5,8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13]/([.$A$26]+1)" office:value-type="float" office:value="976.5625" calcext:value-type="float">
            <text:p>977</text:p>
          </table:table-cell>
          <table:table-cell table:formula="of:=[.C13]/([.$A$26]+1)" office:value-type="float" office:value="5859.375" calcext:value-type="float">
            <text:p>5,859</text:p>
          </table:table-cell>
          <table:table-cell table:formula="of:=[.D13]/([.$A$26]+1)" office:value-type="float" office:value="3906.25" calcext:value-type="float">
            <text:p>3,906</text:p>
          </table:table-cell>
          <table:table-cell table:formula="of:=[.E13]/([.$A$26]+1)" office:value-type="float" office:value="2929.6875" calcext:value-type="float">
            <text:p>2,9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14]/([.$A$26]+1)" office:value-type="float" office:value="488.28125" calcext:value-type="float">
            <text:p>488</text:p>
          </table:table-cell>
          <table:table-cell table:formula="of:=[.C14]/([.$A$26]+1)" office:value-type="float" office:value="2929.6875" calcext:value-type="float">
            <text:p>2,930</text:p>
          </table:table-cell>
          <table:table-cell table:formula="of:=[.D14]/([.$A$26]+1)" office:value-type="float" office:value="1953.125" calcext:value-type="float">
            <text:p>1,953</text:p>
          </table:table-cell>
          <table:table-cell table:formula="of:=[.E14]/([.$A$26]+1)" office:value-type="float" office:value="1464.84375" calcext:value-type="float">
            <text:p>1,4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table:formula="of:=[.B15]/([.$A$26]+1)" office:value-type="float" office:value="244.140625" calcext:value-type="float">
            <text:p>244</text:p>
          </table:table-cell>
          <table:table-cell table:formula="of:=[.C15]/([.$A$26]+1)" office:value-type="float" office:value="1464.84375" calcext:value-type="float">
            <text:p>1,465</text:p>
          </table:table-cell>
          <table:table-cell table:formula="of:=[.D15]/([.$A$26]+1)" office:value-type="float" office:value="976.5625" calcext:value-type="float">
            <text:p>977</text:p>
          </table:table-cell>
          <table:table-cell table:formula="of:=[.E15]/([.$A$26]+1)" office:value-type="float" office:value="732.421875" calcext:value-type="float">
            <text:p>7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formula="of:=[.B16]/([.$A$26]+1)" office:value-type="float" office:value="122.0703125" calcext:value-type="float">
            <text:p>122</text:p>
          </table:table-cell>
          <table:table-cell table:formula="of:=[.C16]/([.$A$26]+1)" office:value-type="float" office:value="732.421875" calcext:value-type="float">
            <text:p>732</text:p>
          </table:table-cell>
          <table:table-cell table:formula="of:=[.D16]/([.$A$26]+1)" office:value-type="float" office:value="488.28125" calcext:value-type="float">
            <text:p>488</text:p>
          </table:table-cell>
          <table:table-cell table:formula="of:=[.E16]/([.$A$26]+1)" office:value-type="float" office:value="366.2109375" calcext:value-type="float">
            <text:p>36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table:formula="of:=[.B17]/([.$A$26]+1)" office:value-type="float" office:value="61.03515625" calcext:value-type="float">
            <text:p>61</text:p>
          </table:table-cell>
          <table:table-cell table:formula="of:=[.C17]/([.$A$26]+1)" office:value-type="float" office:value="366.2109375" calcext:value-type="float">
            <text:p>366</text:p>
          </table:table-cell>
          <table:table-cell table:formula="of:=[.D17]/([.$A$26]+1)" office:value-type="float" office:value="244.140625" calcext:value-type="float">
            <text:p>244</text:p>
          </table:table-cell>
          <table:table-cell table:formula="of:=[.E17]/([.$A$26]+1)" office:value-type="float" office:value="183.10546875" calcext:value-type="float">
            <text:p>18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table:formula="of:=[.B18]/([.$A$26]+1)" office:value-type="float" office:value="30.517578125" calcext:value-type="float">
            <text:p>31</text:p>
          </table:table-cell>
          <table:table-cell table:formula="of:=[.C18]/([.$A$26]+1)" office:value-type="float" office:value="183.10546875" calcext:value-type="float">
            <text:p>183</text:p>
          </table:table-cell>
          <table:table-cell table:formula="of:=[.D18]/([.$A$26]+1)" office:value-type="float" office:value="122.0703125" calcext:value-type="float">
            <text:p>122</text:p>
          </table:table-cell>
          <table:table-cell table:formula="of:=[.E18]/([.$A$26]+1)" office:value-type="float" office:value="91.552734375" calcext:value-type="float">
            <text:p>9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table:formula="of:=[.B19]/([.$A$26]+1)" office:value-type="float" office:value="15.2587890625" calcext:value-type="float">
            <text:p>15</text:p>
          </table:table-cell>
          <table:table-cell table:formula="of:=[.C19]/([.$A$26]+1)" office:value-type="float" office:value="91.552734375" calcext:value-type="float">
            <text:p>92</text:p>
          </table:table-cell>
          <table:table-cell table:formula="of:=[.D19]/([.$A$26]+1)" office:value-type="float" office:value="61.03515625" calcext:value-type="float">
            <text:p>61</text:p>
          </table:table-cell>
          <table:table-cell table:formula="of:=[.E19]/([.$A$26]+1)" office:value-type="float" office:value="45.7763671875" calcext:value-type="float">
            <text:p>46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table:formula="of:=[.B20]/([.$A$26]+1)" office:value-type="float" office:value="7.62939453125" calcext:value-type="float">
            <text:p>8</text:p>
          </table:table-cell>
          <table:table-cell table:formula="of:=[.C20]/([.$A$26]+1)" office:value-type="float" office:value="45.7763671875" calcext:value-type="float">
            <text:p>46</text:p>
          </table:table-cell>
          <table:table-cell table:formula="of:=[.D20]/([.$A$26]+1)" office:value-type="float" office:value="30.517578125" calcext:value-type="float">
            <text:p>31</text:p>
          </table:table-cell>
          <table:table-cell table:formula="of:=[.E20]/([.$A$26]+1)" office:value-type="float" office:value="22.88818359375" calcext:value-type="float">
            <text:p>23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/>
          <table:table-cell table:formula="of:=[.B21]/([.$A$26]+1)" office:value-type="float" office:value="3.814697265625" calcext:value-type="float">
            <text:p>4</text:p>
          </table:table-cell>
          <table:table-cell table:formula="of:=[.C21]/([.$A$26]+1)" office:value-type="float" office:value="22.88818359375" calcext:value-type="float">
            <text:p>23</text:p>
          </table:table-cell>
          <table:table-cell table:formula="of:=[.D21]/([.$A$26]+1)" office:value-type="float" office:value="15.2587890625" calcext:value-type="float">
            <text:p>15</text:p>
          </table:table-cell>
          <table:table-cell table:formula="of:=[.E21]/([.$A$26]+1)" office:value-type="float" office:value="11.444091796875" calcext:value-type="float">
            <text:p>11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imone Giacomoni</meta:initial-creator>
    <meta:creation-date>2020-12-14T11:39:39.552000000</meta:creation-date>
    <dc:date>2020-12-14T13:33:23.236000000</dc:date>
    <dc:creator>Simone Giacomoni</dc:creator>
    <meta:editing-duration>PT33M15S</meta:editing-duration>
    <meta:editing-cycles>15</meta:editing-cycles>
    <meta:generator>LibreOffice/7.0.3.1$Windows_X86_64 LibreOffice_project/d7547858d014d4cf69878db179d326fc3483e082</meta:generator>
    <meta:document-statistic meta:table-count="1" meta:cell-count="190" meta:object-count="0"/>
  </office:meta>
</office:document-meta>
</file>